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6362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 template - 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 number (internal)</text:p>
          </table:table-cell>
          <table:table-cell office:value-type="string" calcext:value-type="string">
            <text:p>Part name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Location (on vehicle)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:</text:p>
          </table:table-cell>
        </table:table-row>
        <table:table-row table:style-name="ro1">
          <table:table-cell/>
          <table:table-cell office:value-type="string" calcext:value-type="string">
            <text:p>HDPE Sheet</text:p>
          </table:table-cell>
          <table:table-cell office:value-type="string" calcext:value-type="string">
            <text:p>69.72</text:p>
          </table:table-cell>
          <table:table-cell office:value-type="string" calcext:value-type="string">
            <text:p>139.44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gs</text:p>
          </table:table-cell>
          <table:table-cell office:value-type="string" calcext:value-type="string">
            <text:p>75cm/50c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products/hdpe-sheets/marine-grade-moisture-resistant-polyethylene-hdpe-sheets-and-bars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Screws/hex kit</text:p>
          </table:table-cell>
          <table:table-cell table:number-columns-repeated="2" office:value-type="string" calcext:value-type="string">
            <text:p>21.99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fix parts to other part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M3-Assortment-Screws-Internal-Assorted/dp/B0C7QRW2TF/ref=sr_1_2_sspa?dib=eyJ2IjoiMSJ9.6o9KCA2pWsiXeLmHze3DumevbE1R6reczQ83UUceGBDeVqjkGK7Gjle9rGFW1fZnkee9OPnw22LZ1dDAyfzOUVXnf1JC97PUPsdlJ85Ubl_4nT6tYvoGVnQDhPasIojRLFEerDnw3fEGpFsG-PHY_44p2TcXpvLIi1iqtKDoDqnAE_A7cMU8MatZOd-z6Fz46GNoOudux9UhEjesMyCbCCkr2DnNOSpdCBaSdvPa4ic.xM6QrYezRQk1Xphr0XPlPQWO7SoEtNYu3cEgUdsb8vU&amp;dib_tag=se&amp;hvadid=694085230790&amp;hvdev=c&amp;hvexpln=67&amp;hvlocphy=9033432&amp;hvnetw=g&amp;hvocijid=597321663121948318--&amp;hvqmt=e&amp;hvrand=597321663121948318&amp;hvtargid=kwd-394772271024&amp;hydadcr=292_1014986872&amp;keywords=m3%2Bscrews%2Bamazon&amp;mcid=748be77d5e2f3c88a577200eb09c97c0&amp;qid=1741296849&amp;sr=8-2-spons&amp;sp_csd=d2lkZ2V0TmFtZT1zcF9hdGY&amp;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 Screws/hex kit</text:p>
          </table:table-cell>
          <table:table-cell table:number-columns-repeated="2" office:value-type="string" calcext:value-type="string">
            <text:p>11.99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fix parts to other part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Pieces-Washers-Sutemribor-Assortment-Threaded/dp/B0CZRT2B8M/ref=sxin_16_pa_sp_search_thematic_sspa?content-id=amzn1.sym.95e4d6bd-d93f-4ee1-9766-ff64f54d2f71%3Aamzn1.sym.95e4d6bd-d93f-4ee1-9766-ff64f54d2f71&amp;cv_ct_cx=m5%2B10%2Bmm%2Bscrews&amp;hvadid=732240384446&amp;hvdev=c&amp;hvexpln=67&amp;hvlocphy=9033432&amp;hvnetw=g&amp;hvocijid=11226280276549612535--&amp;hvqmt=b&amp;hvrand=11226280276549612535&amp;hvtargid=kwd-2158954075140&amp;hydadcr=291_1014986854&amp;keywords=m5%2B10%2Bmm%2Bscrews&amp;mcid=43570d44f67a3159947f60165617eba3&amp;pd_rd_i=B0CZRT2B8M&amp;pd_rd_r=b257a441-1784-4d4c-bd55-ce14951b61bc&amp;pd_rd_w=qfZal&amp;pd_rd_wg=btj0T&amp;pf_rd_p=95e4d6bd-d93f-4ee1-9766-ff64f54d2f71&amp;pf_rd_r=2GM6B0EMX1EAQE1ES8JF&amp;qid=1741296990&amp;sbo=RZvfv%2F%2FHxDF%2BO5021pAnSA%3D%3D&amp;sr=1-1-6024b2a3-78e4-4fed-8fed-e1613be3bcce-spons&amp;sp_csd=d2lkZ2V0TmFtZT1zcF9zZWFyY2hfdGhlbWF0aWM&amp;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kg ASA filament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499.95</text:p>
          </table:table-cell>
          <table:table-cell office:value-type="string" calcext:value-type="string">
            <text:p>Elegoo, PolyMaker, Overture, Hatchbox, Bambu 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arts </text:p>
          </table:table-cell>
          <table:table-cell office:value-type="string" calcext:value-type="string">
            <text:p>support </text:p>
          </table:table-cell>
          <table:table-cell office:value-type="string" calcext:value-type="string">
            <text:p>Color: 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mazon.com/Creality-Filament-Printer-Temperature-Resistance/dp/B0CF2384QL/ref=sr_1_1?crid=3E4O0J8C0B0PJ&amp;dib=eyJ2IjoiMSJ9.2I8OLhyeRdHC-aMBZpflzwdXmVlWzkaHePaWDdu-KmJDeVVr7ui-pNZlWjUYhBYf5qDKpJLQ1q_4W6zjyTdM-zZsAp093mKbgVwi2Ok3mrGbfJoQzL8Esg6r4voJyIvyYgXI5ckNRPnp3RaYhFXhlHsuJ0ScPFDxWqTRKwVg8lR9pOZ6PgHy2HpbCfsnZaDdejQnLKynbNYC1tGkreIb6nTdO4hzLpDDmCv4oB2xjn0.IRFxQNeUaQjdv5QlGMJ7c0N8IU9HEN91xty4EttPJkA&amp;dib_tag=se&amp;keywords=asa+filament+1.75mm+elegoo&amp;qid=1747945313&amp;sprefix=asa+filament+1.75mm+e%2Caps%2C106&amp;sr=8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hesive</text:p>
          </table:table-cell>
          <table:table-cell table:number-columns-repeated="2" office:value-type="string" calcext:value-type="string">
            <text:p>unknown</text:p>
          </table:table-cell>
          <table:table-cell table:style-name="ce1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Glue parts of the end caps together</text:p>
          </table:table-cell>
          <table:table-cell office:value-type="string" calcext:value-type="string">
            <text:p>waterproo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n</text:p>
          </table:table-cell>
          <table:table-cell table:number-columns-repeated="10"/>
        </table:table-row>
        <table:table-row table:style-name="ro1" table:number-rows-repeated="23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BOM template - Sheet1'.C1:'BOM template - Sheet1'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3:18:58.50999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2T14:54:47.231158300</dc:date>
    <meta:editing-duration>PT1H21M49S</meta:editing-duration>
    <meta:editing-cycles>15</meta:editing-cycles>
    <meta:generator>LibreOffice/25.2.1.2$Windows_X86_64 LibreOffice_project/d3abf4aee5fd705e4a92bba33a32f40bc4e56f49</meta:generator>
    <meta:document-statistic meta:table-count="1" meta:cell-count="60" meta:object-count="0"/>
  </office:meta>
</office:document-meta>
</file>